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nt message 'Round 1' to all players.</text:p>
          </table:table-cell>
          <table:table-cell table:number-columns-repeated="5"/>
          <table:table-cell office:value-type="string" calcext:value-type="string">
            <text:p>Starting Round: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Chips Subject1.0 25' to all players.</text:p>
          </table:table-cell>
          <table:table-cell table:number-columns-repeated="5"/>
          <table:table-cell office:value-type="string" calcext:value-type="string">
            <text:p>The player Subject1.0 has Subject3.0 chips</text:p>
          </table:table-cell>
        </table:table-row>
        <table:table-row table:style-name="ro1">
          <table:table-cell office:value-type="string" calcext:value-type="string">
            <text:p>Sent message 'Chips Subject3.0 25' to all players.</text:p>
          </table:table-cell>
          <table:table-cell table:number-columns-repeated="5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Chips Subject2.0 25' to all players.</text:p>
          </table:table-cell>
          <table:table-cell table:number-columns-repeated="5"/>
          <table:table-cell office:value-type="string" calcext:value-type="string">
            <text:p>The player Subject1.0 has Subject2.0 chips</text:p>
          </table:table-cell>
        </table:table-row>
        <table:table-row table:style-name="ro1">
          <table:table-cell office:value-type="string" calcext:value-type="string">
            <text:p>Sent message 'Cards Ac Kh 2c Tc 8h' to player #0.</text:p>
          </table:table-cell>
          <table:table-cell table:number-columns-repeated="5"/>
          <table:table-cell office:value-type="string" calcext:value-type="string">
            <text:p>Player Subject1.0 hand ['Ac', 'Kh', '2c', 'Tc', '8h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  <table:table-cell table:number-columns-repeated="5"/>
          <table:table-cell office:value-type="string" calcext:value-type="string">
            <text:p>The ante is: Subject1.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1.0 10' to all players.</text:p>
          </table:table-cell>
          <table:table-cell table:number-columns-repeated="5"/>
          <table:table-cell office:value-type="string" calcext:value-type="string">
            <text:p>Player Subject1.0 made a forced bet of Subject1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3.0 10' to all players.</text:p>
          </table:table-cell>
          <table:table-cell table:number-columns-repeated="5"/>
          <table:table-cell office:value-type="string" calcext:value-type="string">
            <text:p>Player Subject1.0 made a forced bet of Subject3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2.0 10' to all players.</text:p>
          </table:table-cell>
          <table:table-cell table:number-columns-repeated="5"/>
          <table:table-cell office:value-type="string" calcext:value-type="string">
            <text:p>Player Subject1.0 made a forced bet of Subject2.0 chips.</text:p>
          </table:table-cell>
        </table:table-row>
        <table:table-row table:style-name="ro1">
          <table:table-cell office:value-type="string" calcext:value-type="string">
            <text:p>Sent message 'Open? 11 10 15' to player #0.</text:p>
          </table:table-cell>
          <table:table-cell table:number-columns-repeated="5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1.0Action&gt; All-in</text:p>
          </table:table-cell>
        </table:table-row>
        <table:table-row table:style-name="ro1">
          <table:table-cell office:value-type="string" calcext:value-type="string">
            <text:p>Sent message 'Player_All-in Subject1.0 25' to all players.</text:p>
          </table:table-cell>
          <table:table-cell table:number-columns-repeated="5"/>
          <table:table-cell office:value-type="string" calcext:value-type="string">
            <text:p>Player Subject1.0 goes all-in with a pot of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Player_Fold Subject3.0 ' to all players.</text:p>
          </table:table-cell>
          <table:table-cell table:number-columns-repeated="5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Player_Fold Subject2.0 ' to all players.</text:p>
          </table:table-cell>
          <table:table-cell table:number-columns-repeated="5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Round_Win_Undisputed Subject1.0 45' to all players.</text:p>
          </table:table-cell>
          <table:table-cell table:number-columns-repeated="5"/>
          <table:table-cell office:value-type="string" calcext:value-type="string">
            <text:p>Player Subject1.0 won 4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exchanged 1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rting Round: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hand ['Ac', '7d', 'Jh', '4s', 'Jc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3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2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1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won 30 chips undisputed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3.0Action&gt; All-i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check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goes all-in with a pot of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2.0Action&gt; Fol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won 5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arting Round: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player Subject2.0 has 5 chip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player Subject3.0 has 55 chip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4s hand ['Ad', '8c', '8d', '9h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made a forced bet of 1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1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won 2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rting game.. Waiting for server</text:p>
          </table:table-cell>
          <table:table-cell table:number-columns-repeated="5"/>
          <table:table-cell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Local address: 0.0.0.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Starting Round: 1</text:p>
          </table:table-cell>
          <table:table-cell table:number-columns-repeated="5"/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Player Subject1.0 hand ['8s', 'Ah', '4c', 'Ts', 'Jc']</text:p>
          </table:table-cell>
          <table:table-cell table:number-columns-repeated="5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The ante is: 10</text:p>
          </table:table-cell>
          <table:table-cell table:number-columns-repeated="5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Received message 'Open 0' from player #0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Poker server: Unexpected message 'Open 0' from client #0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0.</text:p>
          </table:table-cell>
        </table:table-row>
        <table:table-row table:style-name="ro1">
          <table:table-cell office:value-type="string" calcext:value-type="string">
            <text:p>Player Subject1.0 folded.</text:p>
          </table:table-cell>
          <table:table-cell table:number-columns-repeated="5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 office:value-type="string" calcext:value-type="string">
            <text:p><text:s/>Subject2.0 Action: Check</text:p>
          </table:table-cell>
          <table:table-cell table:number-columns-repeated="5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Player Subject2.0 folded.</text:p>
          </table:table-cell>
          <table:table-cell table:number-columns-repeated="5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Request: Round_Win_Undisputed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Player Subject3.0 won 30 chips undisputed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Starting Round: 2</text:p>
          </table:table-cell>
          <table:table-cell table:number-columns-repeated="5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 office:value-type="string" calcext:value-type="string">
            <text:p>Player Subject1.0 hand ['4h', 'Ac', 'Th', '2s', '4d']</text:p>
          </table:table-cell>
          <table:table-cell table:number-columns-repeated="5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Open: Open 19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1.0 has <text:s/>8s Ah 4c Ts Jc on hand.</text:p>
          </table:table-cell>
        </table:table-row>
        <table:table-row table:style-name="ro1">
          <table:table-cell office:value-type="string" calcext:value-type="string">
            <text:p><text:s/>Subject3.0 Action: ('Open', 19)</text:p>
          </table:table-cell>
          <table:table-cell table:number-columns-repeated="5"/>
          <table:table-cell office:value-type="string" calcext:value-type="string">
            <text:p>Sent message 'Cards 8s Ah 4c Ts Jc' to player #0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Cards Td Qs Ac 6c 8h' to player #1.</text:p>
          </table:table-cell>
        </table:table-row>
        <table:table-row table:style-name="ro1">
          <table:table-cell office:value-type="string" calcext:value-type="string">
            <text:p>Request: Player_Open</text:p>
          </table:table-cell>
          <table:table-cell table:number-columns-repeated="5"/>
          <table:table-cell office:value-type="string" calcext:value-type="string">
            <text:p>Sent message 'Cards 4s Ad Qc Kh 7s' to player #2.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Hand: Subject2.0 has <text:s/>Td Qs Ac 6c 8h on hand.</text:p>
          </table:table-cell>
        </table:table-row>
        <table:table-row table:style-name="ro1">
          <table:table-cell office:value-type="string" calcext:value-type="string">
            <text:p>Player Subject3.0 opened, has put 19 chips into the pot.</text:p>
          </table:table-cell>
          <table:table-cell table:number-columns-repeated="5"/>
          <table:table-cell office:value-type="string" calcext:value-type="string">
            <text:p>Hand: Subject3.0 has <text:s/>4s Ad Qc Kh 7s on hand.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layer Subject1.0 folded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Round_Win_Undisputed</text:p>
          </table:table-cell>
          <table:table-cell table:number-columns-repeated="5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office:value-type="string" calcext:value-type="string">
            <text:p>Player Subject3.0 won 39 chips undisputed.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0' from player #0</text:p>
          </table:table-cell>
        </table:table-row>
        <table:table-row table:style-name="ro1">
          <table:table-cell office:value-type="string" calcext:value-type="string">
            <text:p>Starting Round: 3</text:p>
          </table:table-cell>
          <table:table-cell table:number-columns-repeated="5"/>
          <table:table-cell office:value-type="string" calcext:value-type="string">
            <text:p>Received expected message from client #0. Message is 'Open 0'.</text:p>
          </table:table-cell>
        </table:table-row>
        <table:table-row table:style-name="ro1">
          <table:table-cell office:value-type="string" calcext:value-type="string">
            <text:p>The player Subject2.0 has 5 chips</text:p>
          </table:table-cell>
          <table:table-cell table:number-columns-repeated="5"/>
          <table:table-cell office:value-type="string" calcext:value-type="string">
            <text:p>Poker server: Disconnecting player 'Subject1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 office:value-type="string" calcext:value-type="string">
            <text:p>The player Subject3.0 has 65 chips</text:p>
          </table:table-cell>
          <table:table-cell table:number-columns-repeated="5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 office:value-type="string" calcext:value-type="string">
            <text:p>Player Subject1.0 hand ['7s', '4d', 'Th', '6c', 'Qd']</text:p>
          </table:table-cell>
          <table:table-cell table:number-columns-repeated="5"/>
          <table:table-cell office:value-type="string" calcext:value-type="string">
            <text:p>Player Subject1.0 disconnected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Player_All-in</text:p>
          </table:table-cell>
          <table:table-cell table:number-columns-repeated="5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 office:value-type="string" calcext:value-type="string">
            <text:p>Player Subject1.0 goes all-in with a pot of 5 chips.</text:p>
          </table:table-cell>
          <table:table-cell table:number-columns-repeated="5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office:value-type="string" calcext:value-type="string">
            <text:p>Player Subject2.0 goes all-in with a pot of 5 chips.</text:p>
          </table:table-cell>
          <table:table-cell table:number-columns-repeated="5"/>
          <table:table-cell office:value-type="string" calcext:value-type="string">
            <text:p>Received expected message from client #1. Message is 'Open 10'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oker server: Disconnecting player 'Subject2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Received message 'Check' from player #1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Poker server: Unexpected message 'Check' from client #1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heck' from client #1.</text:p>
          </table:table-cell>
        </table:table-row>
        <table:table-row table:style-name="ro1">
          <table:table-cell office:value-type="string" calcext:value-type="string">
            <text:p>Starting Round: 4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office:value-type="string" calcext:value-type="string">
            <text:p>Starting Round: 5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Starting Round: 6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All-in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Player Subject2.0 goes all-in with a pot of 1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office:value-type="string" calcext:value-type="string">
            <text:p>Starting Round: 7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Player Subject2.0 won 20 chips undisputed.</text:p>
          </table:table-cell>
          <table:table-cell table:number-columns-repeated="5"/>
          <table:table-cell office:value-type="string" calcext:value-type="string">
            <text:p>Hand: Subject1.0 has <text:s/>8s Ah 4c Ts J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office:value-type="string" calcext:value-type="string">
            <text:p>Starting Round: 8</text:p>
          </table:table-cell>
          <table:table-cell table:number-columns-repeated="5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Hand: Subject2.0 has <text:s/>Td Qs Ac 6c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s Ad Qc Kh 7s on hand.</text:p>
          </table:table-cell>
        </table:table-row>
        <table:table-row table:style-name="ro1">
          <table:table-cell office:value-type="string" calcext:value-type="string">
            <text:p>Starting Round: 9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layer Subject2.0 won 20 chips undisputed.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Starting Round: 10</text:p>
          </table:table-cell>
          <table:table-cell table:number-columns-repeated="5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office:value-type="string" calcext:value-type="string">
            <text:p>Starting Round: 11</text:p>
          </table:table-cell>
          <table:table-cell table:number-columns-repeated="5"/>
          <table:table-cell office:value-type="string" calcext:value-type="string">
            <text:p>Poker server: Player Subject3.0 won 30 chips undisputed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office:value-type="string" calcext:value-type="string">
            <text:p>Starting Round: 12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Sent message 'Round_Win_Undisputed Subject3.0 3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office:value-type="string" calcext:value-type="string">
            <text:p>Starting Round: 13</text:p>
          </table:table-cell>
          <table:table-cell table:number-columns-repeated="5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office:value-type="string" calcext:value-type="string">
            <text:p>Player Subject3.0 made a forced bet of 2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office:value-type="string" calcext:value-type="string">
            <text:p>Subject1.0 lasted 3 rounds. Final chips: 0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4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4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4h Ac Th 2s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h Ac Th 2s 4d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h Js 9s Qs Kh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d As 2c Jc Q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s 9s Qs K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As 2c Jc Q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Open? 11 10 35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9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expected message from client #2. Message is 'Open 19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9, minimum raise is 9 (to 28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Open Subject3.0 1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9, minimum raise is 9 (to 28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4h Ac Th 2s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s 9s Qs K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As 2c Jc Q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9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39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3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6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6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7s 4d Th 6c Q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s 4d Th 6c Qd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3s 3h 7d Ah 5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s 3c As 2c 7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3s 3h 7d Ah 5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3c As 2c 7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1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Draw?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isconnecting player 'Subject3.0'. Error during draw: java.io.IOException: No response from player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7s 4d Th 6c Q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3s 3h 7d Ah 5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3c As 2c 7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7s 4d Th 6c Qd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3s 3h 7d Ah 5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8s 3c As 2c 7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2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3.0 5' to all players.</text:p>
          </table:table-cell>
        </table:table-row>
      </table:table>
      <table:table table:name="Experiment 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rting game.. Waiting for server</text:p>
          </table:table-cell>
          <table:table-cell table:number-columns-repeated="5"/>
          <table:table-cell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Current phase: info Message: Name Subject1.0</text:p>
          </table:table-cell>
          <table:table-cell table:number-columns-repeated="5"/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Current phase: info Message: Name Subject3.0</text:p>
          </table:table-cell>
          <table:table-cell table:number-columns-repeated="5"/>
          <table:table-cell office:value-type="string" calcext:value-type="string">
            <text:p>Local address: 0.0.0.0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Current phase: info Message: Name Subject2.0</text:p>
          </table:table-cell>
          <table:table-cell table:number-columns-repeated="5"/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Starting Round: 1</text:p>
          </table:table-cell>
          <table:table-cell table:number-columns-repeated="5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Player Subject1.0 hand ['Jd', '8s', 'Qh', '6s', '5s']</text:p>
          </table:table-cell>
          <table:table-cell table:number-columns-repeated="5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 office:value-type="string" calcext:value-type="string">
            <text:p>The ante is: 10</text:p>
          </table:table-cell>
          <table:table-cell table:number-columns-repeated="5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office:value-type="string" calcext:value-type="string">
            <text:p>Type: Open? Phasor: info</text:p>
          </table:table-cell>
          <table:table-cell table:number-columns-repeated="5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 office:value-type="string" calcext:value-type="string">
            <text:p>Request: Open? Agent phase: open</text:p>
          </table:table-cell>
          <table:table-cell table:number-columns-repeated="5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Hand: Subject1.0 has <text:s/>Jd 8s Qh 6s 5s on han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Cards Jd 8s Qh 6s 5s' to player #0.</text:p>
          </table:table-cell>
        </table:table-row>
        <table:table-row table:style-name="ro1">
          <table:table-cell office:value-type="string" calcext:value-type="string">
            <text:p><text:s/>Subject1.0 Action: Check</text:p>
          </table:table-cell>
          <table:table-cell table:number-columns-repeated="5"/>
          <table:table-cell office:value-type="string" calcext:value-type="string">
            <text:p>Sent message 'Cards 2s Jh 9s 7c 8c' to player #1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ent message 'Cards 9c 5h Kd 8h Ac' to player #2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Hand: Subject2.0 has <text:s/>2s Jh 9s 7c 8c on hand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Hand: Subject3.0 has <text:s/>9c 5h Kd 8h Ac on hand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Open? Phasor: open</text:p>
          </table:table-cell>
          <table:table-cell table:number-columns-repeated="5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<text:s/>Subject2.0 Action: Check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office:value-type="string" calcext:value-type="string">
            <text:p>Request: Player_Check Agent phase: draw</text:p>
          </table:table-cell>
          <table:table-cell table:number-columns-repeated="5"/>
          <table:table-cell office:value-type="string" calcext:value-type="string">
            <text:p>Received message 'Check' from player #0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Received expected message from client #0. Message is 'Check'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Sent message 'Player_Check Subject1.0 ' to all players.</text:p>
          </table:table-cell>
        </table:table-row>
        <table:table-row table:style-name="ro1">
          <table:table-cell office:value-type="string" calcext:value-type="string">
            <text:p>Player Subject1.0 checked.</text:p>
          </table:table-cell>
          <table:table-cell table:number-columns-repeated="5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Check' from player #1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Received expected message from client #1. Message is 'Check'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Sent message 'Player_Check Subject2.0 ' to all players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Open? 11 10 15' to player #2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Received expected message from client #2. Message is 'Check'.</text:p>
          </table:table-cell>
        </table:table-row>
        <table:table-row table:style-name="ro1">
          <table:table-cell office:value-type="string" calcext:value-type="string">
            <text:p>Player Subject2.0 checked.</text:p>
          </table:table-cell>
          <table:table-cell table:number-columns-repeated="5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 office:value-type="string" calcext:value-type="string">
            <text:p>Type: Open? Phasor: betting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 office:value-type="string" calcext:value-type="string">
            <text:p>Open: All-in</text:p>
          </table:table-cell>
          <table:table-cell table:number-columns-repeated="5"/>
          <table:table-cell office:value-type="string" calcext:value-type="string">
            <text:p>Sent message 'Player_Check Subject3.0 ' to all players.</text:p>
          </table:table-cell>
        </table:table-row>
        <table:table-row table:style-name="ro1">
          <table:table-cell office:value-type="string" calcext:value-type="string">
            <text:p>Current phase: open Message: All-in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<text:s/>Subject3.0 Action: All-in</text:p>
          </table:table-cell>
          <table:table-cell table:number-columns-repeated="5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Throws Qh' from player #0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expected message from client #0. Message is 'Throws Qh'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Player Subject3.0 checked.</text:p>
          </table:table-cell>
          <table:table-cell table:number-columns-repeated="5"/>
          <table:table-cell office:value-type="string" calcext:value-type="string">
            <text:p>Poker server: Unexpected message 'All-in' from client #0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All-in' from client #0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Cards Jd 8s 6c 6s 5s' to player #0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Player_Draw Subject1.0 1' to all players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Type: Draw? Phasor: open</text:p>
          </table:table-cell>
          <table:table-cell table:number-columns-repeated="5"/>
          <table:table-cell office:value-type="string" calcext:value-type="string">
            <text:p>Poker server: Disconnecting player 'Subject2.0'. Error during draw: java.io.IOException: No response from player..</text:p>
          </table:table-cell>
        </table:table-row>
        <table:table-row table:style-name="ro1">
          <table:table-cell office:value-type="string" calcext:value-type="string">
            <text:p>Request: Draw? Agent phase: betting</text:p>
          </table:table-cell>
          <table:table-cell table:number-columns-repeated="5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office:value-type="string" calcext:value-type="string">
            <text:p>Request: Draw? Agent phase: draw</text:p>
          </table:table-cell>
          <table:table-cell table:number-columns-repeated="5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office:value-type="string" calcext:value-type="string">
            <text:p>Requested information about what cards to throw</text:p>
          </table:table-cell>
          <table:table-cell table:number-columns-repeated="5"/>
          <table:table-cell office:value-type="string" calcext:value-type="string">
            <text:p>Sent message 'Draw?' to player #2.</text:p>
          </table:table-cell>
        </table:table-row>
        <table:table-row table:style-name="ro1">
          <table:table-cell office:value-type="string" calcext:value-type="string">
            <text:p>['Jd', '8s', 'Qh', '6s', '5s']</text:p>
          </table:table-cell>
          <table:table-cell table:number-columns-repeated="5"/>
          <table:table-cell office:value-type="string" calcext:value-type="string">
            <text:p>Received message 'Throws 8h' from player #2</text:p>
          </table:table-cell>
        </table:table-row>
        <table:table-row table:style-name="ro1">
          <table:table-cell office:value-type="string" calcext:value-type="string">
            <text:p>Current phase: draw Message: Throws Qh</text:p>
          </table:table-cell>
          <table:table-cell table:number-columns-repeated="5"/>
          <table:table-cell office:value-type="string" calcext:value-type="string">
            <text:p>Received expected message from client #2. Message is 'Throws 8h'.</text:p>
          </table:table-cell>
        </table:table-row>
        <table:table-row table:style-name="ro1">
          <table:table-cell office:value-type="string" calcext:value-type="string">
            <text:p>Subject1.0 Action: Throws Qh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Type: unknown_action Phasor: betting</text:p>
          </table:table-cell>
          <table:table-cell table:number-columns-repeated="5"/>
          <table:table-cell office:value-type="string" calcext:value-type="string">
            <text:p>Hand: Subject1.0 has <text:s/>Jd 8s 6c 6s 5s on hand.</text:p>
          </table:table-cell>
        </table:table-row>
        <table:table-row table:style-name="ro1">
          <table:table-cell office:value-type="string" calcext:value-type="string">
            <text:p>Player requested to choose a call/raise action.</text:p>
          </table:table-cell>
          <table:table-cell table:number-columns-repeated="5"/>
          <table:table-cell office:value-type="string" calcext:value-type="string">
            <text:p>Sent message 'Cards 9c 5h Kd 2c Ac' to player #2.</text:p>
          </table:table-cell>
        </table:table-row>
        <table:table-row table:style-name="ro1">
          <table:table-cell office:value-type="string" calcext:value-type="string">
            <text:p>Call: All-in</text:p>
          </table:table-cell>
          <table:table-cell table:number-columns-repeated="5"/>
          <table:table-cell office:value-type="string" calcext:value-type="string">
            <text:p>Sent message 'Player_Draw Subject3.0 1' to all players.</text:p>
          </table:table-cell>
        </table:table-row>
        <table:table-row table:style-name="ro1">
          <table:table-cell office:value-type="string" calcext:value-type="string">
            <text:p>Current phase: betting Message: All-in</text:p>
          </table:table-cell>
          <table:table-cell table:number-columns-repeated="5"/>
          <table:table-cell office:value-type="string" calcext:value-type="string">
            <text:p>Hand: Subject2.0 has <text:s/>2s Jh 9s 7c 8c on han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3.0 has <text:s/>9c 5h Kd 2c Ac on hand.</text:p>
          </table:table-cell>
        </table:table-row>
        <table:table-row table:style-name="ro1">
          <table:table-cell office:value-type="string" calcext:value-type="string">
            <text:p><text:s/>Subject1.0 Action: All-in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1.0 hand ['Jd', '8s', '6c', '6s', '5s']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office:value-type="string" calcext:value-type="string">
            <text:p>Type: Player_Draw Phasor: betting</text:p>
          </table:table-cell>
          <table:table-cell table:number-columns-repeated="5"/>
          <table:table-cell office:value-type="string" calcext:value-type="string">
            <text:p>Received message 'Check' from player #0</text:p>
          </table:table-cell>
        </table:table-row>
        <table:table-row table:style-name="ro1">
          <table:table-cell office:value-type="string" calcext:value-type="string">
            <text:p>Type: Player_Draw Phasor: open</text:p>
          </table:table-cell>
          <table:table-cell table:number-columns-repeated="5"/>
          <table:table-cell office:value-type="string" calcext:value-type="string">
            <text:p>Received expected message from client #0. Message is 'Check'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1.0 exchanged 1 cards.</text:p>
          </table:table-cell>
          <table:table-cell table:number-columns-repeated="5"/>
          <table:table-cell office:value-type="string" calcext:value-type="string">
            <text:p>Received message 'Fold' from player #0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oker server: Unexpected message 'Fold' from client #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Fold' from client #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Player_Check Subject1.0 ' to all players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Draw? Phasor: info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Sent message 'Open? 11 10 15' to player #2.</text:p>
          </table:table-cell>
        </table:table-row>
        <table:table-row table:style-name="ro1">
          <table:table-cell office:value-type="string" calcext:value-type="string">
            <text:p>Requested information about what cards to throw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['9c', '5h', 'Kd', '8h', 'Ac']</text:p>
          </table:table-cell>
          <table:table-cell table:number-columns-repeated="5"/>
          <table:table-cell office:value-type="string" calcext:value-type="string">
            <text:p>Received expected message from client #2. Message is 'Check'.</text:p>
          </table:table-cell>
        </table:table-row>
        <table:table-row table:style-name="ro1">
          <table:table-cell office:value-type="string" calcext:value-type="string">
            <text:p>Current phase: draw Message: Throws 8h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ubject3.0 Action: Throws 8h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Type: Cards Phasor: betting</text:p>
          </table:table-cell>
          <table:table-cell table:number-columns-repeated="5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office:value-type="string" calcext:value-type="string">
            <text:p>Player Subject3.0 exchanged 1 cards.</text:p>
          </table:table-cell>
          <table:table-cell table:number-columns-repeated="5"/>
          <table:table-cell office:value-type="string" calcext:value-type="string">
            <text:p>Poker server: Pot data: 3 player(s), 10 chips/player, 1 winner(s).</text:p>
          </table:table-cell>
        </table:table-row>
        <table:table-row table:style-name="ro1">
          <table:table-cell office:value-type="string" calcext:value-type="string">
            <text:p>Type: Open? Phasor: info</text:p>
          </table:table-cell>
          <table:table-cell table:number-columns-repeated="5"/>
          <table:table-cell office:value-type="string" calcext:value-type="string">
            <text:p>Sent message 'Player_Check Subject3.0 ' to all players.</text:p>
          </table:table-cell>
        </table:table-row>
        <table:table-row table:style-name="ro1">
          <table:table-cell office:value-type="string" calcext:value-type="string">
            <text:p>Request: Open? Agent phase: open</text:p>
          </table:table-cell>
          <table:table-cell table:number-columns-repeated="5"/>
          <table:table-cell office:value-type="string" calcext:value-type="string">
            <text:p>Poker server: Player Subject1.0 won 30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Player_Hand Subject1.0 Jd 8s 6c 6s 5s' to all player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Player_Hand Subject3.0 9c 5h Kd 2c Ac' to all players.</text:p>
          </table:table-cell>
        </table:table-row>
        <table:table-row table:style-name="ro1">
          <table:table-cell office:value-type="string" calcext:value-type="string">
            <text:p><text:s/>Subject1.0 Action: Check</text:p>
          </table:table-cell>
          <table:table-cell table:number-columns-repeated="5"/>
          <table:table-cell office:value-type="string" calcext:value-type="string">
            <text:p>Sent message 'Round_result Subject1.0 30' to all players.</text:p>
          </table:table-cell>
        </table:table-row>
        <table:table-row table:style-name="ro1">
          <table:table-cell office:value-type="string" calcext:value-type="string">
            <text:p>Type: unknown_action Phasor: betting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Player requested to choose a call/raise action.</text:p>
          </table:table-cell>
          <table:table-cell table:number-columns-repeated="5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office:value-type="string" calcext:value-type="string">
            <text:p>Call: Fold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office:value-type="string" calcext:value-type="string">
            <text:p>Current phase: betting Message: Fold</text:p>
          </table:table-cell>
          <table:table-cell table:number-columns-repeated="5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<text:s/>Subject1.0 Action: Fold</text:p>
          </table:table-cell>
          <table:table-cell table:number-columns-repeated="5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Standing: Subject1.0: 45 chips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Sent message 'Chips Subject1.0 45' to all player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Sent message 'Chips Subject2.0 15' to all player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office:value-type="string" calcext:value-type="string">
            <text:p>Type: Open? Phasor: betting</text:p>
          </table:table-cell>
          <table:table-cell table:number-columns-repeated="5"/>
          <table:table-cell office:value-type="string" calcext:value-type="string">
            <text:p>Standing: Subject2.0: 1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Type: Player_Check Phasor: draw</text:p>
          </table:table-cell>
          <table:table-cell table:number-columns-repeated="5"/>
          <table:table-cell office:value-type="string" calcext:value-type="string">
            <text:p>Hand: Subject1.0 has <text:s/>Ac Kd 3s Ks 4d on hand.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Sent message 'Cards Ac Kd 3s Ks 4d' to player #0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Sent message 'Cards Ts Th Jh Kh 7h' to player #1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Sent message 'Cards 6h 6c 5h Td 5c' to player #2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2.0 has <text:s/>Ts Th Jh Kh 7h on hand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Hand: Subject3.0 has <text:s/>6h 6c 5h Td 5c on hand.</text:p>
          </table:table-cell>
        </table:table-row>
        <table:table-row table:style-name="ro1">
          <table:table-cell office:value-type="string" calcext:value-type="string">
            <text:p>Player Subject1.0 checked.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Request: Player_Fold Agent phase: betting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2.0 folded.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office:value-type="string" calcext:value-type="string">
            <text:p>Type: Player_Hand Phasor: open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Type: Player_Hand Phasor: info</text:p>
          </table:table-cell>
          <table:table-cell table:number-columns-repeated="5"/>
          <table:table-cell office:value-type="string" calcext:value-type="string">
            <text:p>Sent message 'Open? 11 10 5' to player #2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Disconnecting player 'Subject3.0'. Error during betting round: 'java.io.IOException: No response from player.'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Player_Hand Phasor: betting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Type: Round_result Phasor: info</text:p>
          </table:table-cell>
          <table:table-cell table:number-columns-repeated="5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Request: Player_Check Agent phase: draw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Hand: Subject1.0 has <text:s/>Ac Kd 3s Ks 4d on hand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Hand: Subject2.0 has <text:s/>Ts Th Jh Kh 7h on hand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Hand: Subject3.0 has <text:s/>6h 6c 5h Td 5c on hand.</text:p>
          </table:table-cell>
        </table:table-row>
        <table:table-row table:style-name="ro1">
          <table:table-cell office:value-type="string" calcext:value-type="string">
            <text:p>Player Subject3.0 checked.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Player Subject1.0 won 30 chips undisputed.</text:p>
          </table:table-cell>
        </table:table-row>
        <table:table-row table:style-name="ro1">
          <table:table-cell office:value-type="string" calcext:value-type="string">
            <text:p>Type: Round Phasor: open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Request: Round Agent phase: betting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Request: Round Agent phase: draw</text:p>
          </table:table-cell>
          <table:table-cell table:number-columns-repeated="5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office:value-type="string" calcext:value-type="string">
            <text:p>Request: Round Agent phase: betting</text:p>
          </table:table-cell>
          <table:table-cell table:number-columns-repeated="5"/>
          <table:table-cell office:value-type="string" calcext:value-type="string">
            <text:p>Sent message 'Round_Win_Undisputed Subject1.0 30' to all players.</text:p>
          </table:table-cell>
        </table:table-row>
        <table:table-row table:style-name="ro1">
          <table:table-cell office:value-type="string" calcext:value-type="string">
            <text:p>Request: Round Agent phase: info</text:p>
          </table:table-cell>
          <table:table-cell table:number-columns-repeated="5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tarting Round: 2</text:p>
          </table:table-cell>
          <table:table-cell table:number-columns-repeated="5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Standing: Subject1.0: 65 chips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Disconnected player #2.</text:p>
          </table:table-cell>
        </table:table-row>
        <table:table-row table:style-name="ro1">
          <table:table-cell office:value-type="string" calcext:value-type="string">
            <text:p>Player Subject1.0 hand ['Ac', 'Kd', '3s', 'Ks', '4d']</text:p>
          </table:table-cell>
          <table:table-cell table:number-columns-repeated="5"/>
          <table:table-cell office:value-type="string" calcext:value-type="string">
            <text:p>Disconnected player #1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Disconnected player #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Chips Subject1.0 65' to all players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Sent message 'Chips Subject2.0 5' to all player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tanding: Subject2.0: 5 chip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Hand: Subject1.0 has <text:s/>6d 4c 4d 5d 8c on hand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6d 4c 4d 5d 8c' to player #0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As 2d 6c Jc 8s' to player #1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5s Qh Kh Tc 8h' to player #2.</text:p>
          </table:table-cell>
        </table:table-row>
        <table:table-row table:style-name="ro1">
          <table:table-cell office:value-type="string" calcext:value-type="string">
            <text:p>Request: Player_Fold Agent phase: open</text:p>
          </table:table-cell>
          <table:table-cell table:number-columns-repeated="5"/>
          <table:table-cell office:value-type="string" calcext:value-type="string">
            <text:p>Hand: Subject2.0 has <text:s/>As 2d 6c Jc 8s on hand.</text:p>
          </table:table-cell>
        </table:table-row>
        <table:table-row table:style-name="ro1">
          <table:table-cell office:value-type="string" calcext:value-type="string">
            <text:p>Request: Player_Fold Agent phase: betting</text:p>
          </table:table-cell>
          <table:table-cell table:number-columns-repeated="5"/>
          <table:table-cell office:value-type="string" calcext:value-type="string">
            <text:p>Hand: Subject3.0 has <text:s/>5s Qh Kh Tc 8h on hand.</text:p>
          </table:table-cell>
        </table:table-row>
        <table:table-row table:style-name="ro1">
          <table:table-cell office:value-type="string" calcext:value-type="string">
            <text:p>Player Subject3.0 folded.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layer Subject2.0: State changed to 2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Request: Round_Win_Undisputed Agent phase: draw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Request: Round_Win_Undisputed Agent phase: betting</text:p>
          </table:table-cell>
          <table:table-cell table:number-columns-repeated="5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 office:value-type="string" calcext:value-type="string">
            <text:p>Request: Round_Win_Undisputed Agent phase: info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6d 4c 4d 5d 8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As 2d 6c Jc 8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5s Qh Kh Tc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6d 4c 4d 5d 8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As 2d 6c Jc 8s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5s Qh Kh Tc 8h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1.0 won 2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1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1.0 4 7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2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3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nal results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: Subject1.0, 4 rounds, 7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: Subject3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3: Subject2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e socket server has closed.</text:p>
          </table:table-cell>
        </table:table-row>
      </table:table>
      <table:table table:name="Experiment 3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tarting Round: 1</text:p>
          </table:table-cell>
          <table:table-cell table:number-columns-repeated="4"/>
          <table:table-cell office:value-type="string" calcext:value-type="string">
            <text:p>Starting poker server...</text:p>
          </table:table-cell>
        </table:table-row>
        <table:table-row table:style-name="ro1">
          <table:table-cell/>
          <table:table-cell office:value-type="string" calcext:value-type="string">
            <text:p>The player Subject2.0 has 25 chips</text:p>
          </table:table-cell>
          <table:table-cell table:number-columns-repeated="4"/>
          <table:table-cell office:value-type="string" calcext:value-type="string">
            <text:p>...done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Poker server: Starting...</text:p>
          </table:table-cell>
        </table:table-row>
        <table:table-row table:style-name="ro1">
          <table:table-cell/>
          <table:table-cell office:value-type="string" calcext:value-type="string">
            <text:p>Player Subject1.0 hand ['2d', '5h', 'Ts', 'Js', 'Ac']</text:p>
          </table:table-cell>
          <table:table-cell table:number-columns-repeated="4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/>
          <table:table-cell office:value-type="string" calcext:value-type="string">
            <text:p>The ante is: 10</text:p>
          </table:table-cell>
          <table:table-cell table:number-columns-repeated="4"/>
          <table:table-cell office:value-type="string" calcext:value-type="string">
            <text:p>Poker server started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Local address: 0.0.0.0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ublic address: null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Port: 5000</text:p>
          </table:table-cell>
        </table:table-row>
        <table:table-row table:style-name="ro1">
          <table:table-cell/>
          <table:table-cell office:value-type="string" calcext:value-type="string">
            <text:p>Open: Open 17</text:p>
          </table:table-cell>
          <table:table-cell table:number-columns-repeated="4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/>
          <table:table-cell office:value-type="string" calcext:value-type="string">
            <text:p><text:s/>Subject2.0 Action: ('Open', 17)</text:p>
          </table:table-cell>
          <table:table-cell table:number-columns-repeated="4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/>
          <table:table-cell office:value-type="string" calcext:value-type="string">
            <text:p>Call: Raise 4</text:p>
          </table:table-cell>
          <table:table-cell table:number-columns-repeated="4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/>
          <table:table-cell office:value-type="string" calcext:value-type="string">
            <text:p><text:s/>Subject2.0 Action: ('Raise', 4)</text:p>
          </table:table-cell>
          <table:table-cell table:number-columns-repeated="4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/>
          <table:table-cell office:value-type="string" calcext:value-type="string">
            <text:p>Request: Player_Open Agent phase: open</text:p>
          </table:table-cell>
          <table:table-cell table:number-columns-repeated="4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/>
          <table:table-cell office:value-type="string" calcext:value-type="string">
            <text:p>Player Subject2.0 opened, has put 17 chips into the pot.</text:p>
          </table:table-cell>
          <table:table-cell table:number-columns-repeated="4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/>
          <table:table-cell office:value-type="string" calcext:value-type="string">
            <text:p>Open: All-in</text:p>
          </table:table-cell>
          <table:table-cell table:number-columns-repeated="4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/>
          <table:table-cell office:value-type="string" calcext:value-type="string">
            <text:p>Request: Call/Raise? Agent phase: betting</text:p>
          </table:table-cell>
          <table:table-cell table:number-columns-repeated="4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/>
          <table:table-cell office:value-type="string" calcext:value-type="string">
            <text:p>Call: Raise 32</text:p>
          </table:table-cell>
          <table:table-cell table:number-columns-repeated="4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<text:s/>Subject1.0 Action: ('Raise', 32)</text:p>
          </table:table-cell>
          <table:table-cell table:number-columns-repeated="4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/>
          <table:table-cell office:value-type="string" calcext:value-type="string">
            <text:p>Player Subject1.0 folded.</text:p>
          </table:table-cell>
          <table:table-cell table:number-columns-repeated="4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Sent message 'Cards 5d Ad 4s 3c 2c' to player #1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ards 2d 5h Ts Js Ac' to player #0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Hand: Subject2.0 has <text:s/>5d Ad 4s 3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2d 5h Ts Js Ac on han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Hand: Subject3.0 has <text:s/>Kc 4h Ks 6c Jh on hand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Cards Kc 4h Ks 6c Jh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won 37 chips undisputed.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2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The player Subject2.0 has 45 chips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The player Subject3.0 has 15 chips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1.0 hand ['As', 'Ah', '4c', 'Kh', '8d']</text:p>
          </table:table-cell>
          <table:table-cell table:number-columns-repeated="4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Received message 'Open 17' from player #1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Received expected message from client #1. Message is 'Open 17'.</text:p>
          </table:table-cell>
        </table:table-row>
        <table:table-row table:style-name="ro1">
          <table:table-cell/>
          <table:table-cell office:value-type="string" calcext:value-type="string">
            <text:p>Player Subject1.0 folded.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Received message 'Raise 4' from player #1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Poker server: Unexpected message 'Raise 4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Raise 4' from client #1.</text:p>
          </table:table-cell>
        </table:table-row>
        <table:table-row table:style-name="ro1">
          <table:table-cell/>
          <table:table-cell office:value-type="string" calcext:value-type="string">
            <text:p><text:s/>Subject1.0 Action: All-in</text:p>
          </table:table-cell>
          <table:table-cell table:number-columns-repeated="4"/>
          <table:table-cell office:value-type="string" calcext:value-type="string">
            <text:p>Sent message 'Player_Open Subject2.0 17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Sent message 'Call/Raise? 17 24 10 15' to player #0.</text:p>
          </table:table-cell>
        </table:table-row>
        <table:table-row table:style-name="ro1">
          <table:table-cell/>
          <table:table-cell office:value-type="string" calcext:value-type="string">
            <text:p>Open: Open 16</text:p>
          </table:table-cell>
          <table:table-cell table:number-columns-repeated="4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<text:s/>Subject3.0 Action: ('Open', 16)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Disconnecting player 'Subject1.0'. Error during betting round: java.io.IOException: No response from player.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layer Subject1.0 disconnecte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Sent message 'Call/Raise? 17 24 10 15' to player #2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/>
          <table:table-cell office:value-type="string" calcext:value-type="string">
            <text:p>Call: Call</text:p>
          </table:table-cell>
          <table:table-cell table:number-columns-repeated="4"/>
          <table:table-cell office:value-type="string" calcext:value-type="string">
            <text:p>Received expected message from client #2. Message is 'Fold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/>
          <table:table-cell office:value-type="string" calcext:value-type="string">
            <text:p><text:s/>Subject1.0 Action: Call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/>
          <table:table-cell office:value-type="string" calcext:value-type="string">
            <text:p>Player Subject2.0 won 30 chips undisputed.</text:p>
          </table:table-cell>
          <table:table-cell table:number-columns-repeated="4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3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/>
          <table:table-cell office:value-type="string" calcext:value-type="string">
            <text:p>The player Subject2.0 has 65 chips</text:p>
          </table:table-cell>
          <table:table-cell table:number-columns-repeated="4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/>
          <table:table-cell office:value-type="string" calcext:value-type="string">
            <text:p>Player Subject1.0 hand ['Th', 'Qc', '3d', '5h', '8c']</text:p>
          </table:table-cell>
          <table:table-cell table:number-columns-repeated="4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Request: Player_All-in Agent phase: open</text:p>
          </table:table-cell>
          <table:table-cell table:number-columns-repeated="4"/>
          <table:table-cell office:value-type="string" calcext:value-type="string">
            <text:p>Hand: Subject2.0 has <text:s/>5d Ad 4s 3c 2c on hand.</text:p>
          </table:table-cell>
        </table:table-row>
        <table:table-row table:style-name="ro1">
          <table:table-cell/>
          <table:table-cell office:value-type="string" calcext:value-type="string">
            <text:p>Player Subject3.0 goes all-in with a pot of 5 chips.</text:p>
          </table:table-cell>
          <table:table-cell table:number-columns-repeated="4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/>
          <table:table-cell office:value-type="string" calcext:value-type="string">
            <text:p>Requested information about what cards to throw</text:p>
          </table:table-cell>
          <table:table-cell table:number-columns-repeated="4"/>
          <table:table-cell office:value-type="string" calcext:value-type="string">
            <text:p>Hand: Subject1.0 has <text:s/>2d 5h Ts Js Ac on hand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draw</text:p>
          </table:table-cell>
          <table:table-cell table:number-columns-repeated="4"/>
          <table:table-cell office:value-type="string" calcext:value-type="string">
            <text:p>Hand: Subject3.0 has <text:s/>Kc 4h Ks 6c Jh on hand.</text:p>
          </table:table-cell>
        </table:table-row>
        <table:table-row table:style-name="ro1">
          <table:table-cell/>
          <table:table-cell office:value-type="string" calcext:value-type="string">
            <text:p>['2c', 'Kh', '3c', '7d', '6c']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info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office:value-type="string" calcext:value-type="string">
            <text:p>Subject2.0 Action: Throws 3c</text:p>
          </table:table-cell>
          <table:table-cell table:number-columns-repeated="4"/>
          <table:table-cell office:value-type="string" calcext:value-type="string">
            <text:p>Player Subject2.0: Status is 0, chips in pot is 17.</text:p>
          </table:table-cell>
        </table:table-row>
        <table:table-row table:style-name="ro1">
          <table:table-cell/>
          <table:table-cell office:value-type="string" calcext:value-type="string">
            <text:p>Player Subject3.0 exchanged 0 cards.</text:p>
          </table:table-cell>
          <table:table-cell table:number-columns-repeated="4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Player Subject2.0 exchanged 1 cards.</text:p>
          </table:table-cell>
          <table:table-cell table:number-columns-repeated="4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Player Subject2.0 hand ['2c', 'Kh', '2s', '7d', '6c']</text:p>
          </table:table-cell>
          <table:table-cell table:number-columns-repeated="4"/>
          <table:table-cell office:value-type="string" calcext:value-type="string">
            <text:p>Poker server: Player Subject2.0 won 37 chips undisputed.</text:p>
          </table:table-cell>
        </table:table-row>
        <table:table-row table:style-name="ro1">
          <table:table-cell/>
          <table:table-cell office:value-type="string" calcext:value-type="string">
            <text:p>Player Subject1.0 hand ['Th', 'Qc', '3d', '5h', '8c']</text:p>
          </table:table-cell>
          <table:table-cell table:number-columns-repeated="4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Player Subject3.0 hand ['Ac', '9d', 'Jd', '6d', '9s']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Player Subject2.0 won 5 chips.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Player Subject3.0 won 15 chips.</text:p>
          </table:table-cell>
          <table:table-cell table:number-columns-repeated="4"/>
          <table:table-cell office:value-type="string" calcext:value-type="string">
            <text:p>Sent message 'Round_Win_Undisputed Subject2.0 37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/>
          <table:table-cell office:value-type="string" calcext:value-type="string">
            <text:p>Starting Round: 4</text:p>
          </table:table-cell>
          <table:table-cell table:number-columns-repeated="4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Standing: Subject2.0: 45 chip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Sent message 'Chips Subject2.0 4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Chips Subject1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tanding: Subject1.0: 15 chip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Starting Round: 5</text:p>
          </table:table-cell>
          <table:table-cell table:number-columns-repeated="4"/>
          <table:table-cell office:value-type="string" calcext:value-type="string">
            <text:p>Hand: Subject2.0 has <text:s/>9c 4d 7s 2h 8s on hand.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Sent message 'Cards 9c 4d 7s 2h 8s' to player #1.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Sent message 'Cards As Ah 4c Kh 8d' to player #0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Cards 2d 6d Kd 5c 8h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Hand: Subject1.0 has <text:s/>As Ah 4c Kh 8d on han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Hand: Subject3.0 has <text:s/>2d 6d Kd 5c 8h on hand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Sent message 'Open? 11 10 5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6' from player #2</text:p>
          </table:table-cell>
        </table:table-row>
        <table:table-row table:style-name="ro1">
          <table:table-cell/>
          <table:table-cell office:value-type="string" calcext:value-type="string">
            <text:p>Starting Round: 6</text:p>
          </table:table-cell>
          <table:table-cell table:number-columns-repeated="4"/>
          <table:table-cell office:value-type="string" calcext:value-type="string">
            <text:p>Received expected message from client #2. Message is 'Open 16'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Poker server: Disconnecting player 'Subject3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Starting Round: 7</text:p>
          </table:table-cell>
          <table:table-cell table:number-columns-repeated="4"/>
          <table:table-cell office:value-type="string" calcext:value-type="string">
            <text:p>Hand: Subject2.0 has <text:s/>9c 4d 7s 2h 8s on hand.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Hand: Subject1.0 has <text:s/>As Ah 4c Kh 8d on hand.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Hand: Subject3.0 has <text:s/>2d 6d Kd 5c 8h on hand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Call: Call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/>
          <table:table-cell office:value-type="string" calcext:value-type="string">
            <text:p><text:s/>Subject2.0 Action: Call</text:p>
          </table:table-cell>
          <table:table-cell table:number-columns-repeated="4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Player Subject2.0 won 30 chips undisputed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Round_Win_Undisputed Subject2.0 3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Starting Round: 8</text:p>
          </table:table-cell>
          <table:table-cell table:number-columns-repeated="4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Standing: Subject2.0: 65 chips.</text:p>
          </table:table-cell>
        </table:table-row>
        <table:table-row table:style-name="ro1">
          <table:table-cell/>
          <table:table-cell office:value-type="string" calcext:value-type="string">
            <text:p>The player Subject3.0 has 15 chips</text:p>
          </table:table-cell>
          <table:table-cell table:number-columns-repeated="4"/>
          <table:table-cell office:value-type="string" calcext:value-type="string">
            <text:p>Sent message 'Chips Subject2.0 6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Chips Subject1.0 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Standing: Subject1.0: 5 chip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Hand: Subject2.0 has <text:s/>2c Kh 3c 7d 6c on hand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Cards 2c Kh 3c 7d 6c' to player #1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Cards Th Qc 3d 5h 8c' to player #0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ent message 'Cards Ac 9d Jd 6d 9s' to player #2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Hand: Subject1.0 has <text:s/>Th Qc 3d 5h 8c on hand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Hand: Subject3.0 has <text:s/>Ac 9d Jd 6d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/>
          <table:table-cell office:value-type="string" calcext:value-type="string">
            <text:p>Starting Round: 9</text:p>
          </table:table-cell>
          <table:table-cell table:number-columns-repeated="4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Player Subject1.0: State changed to 2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Player_All-in Subject1.0 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Throws 3c' from player #1</text:p>
          </table:table-cell>
        </table:table-row>
        <table:table-row table:style-name="ro1">
          <table:table-cell/>
          <table:table-cell office:value-type="string" calcext:value-type="string">
            <text:p>Starting Round: 10</text:p>
          </table:table-cell>
          <table:table-cell table:number-columns-repeated="4"/>
          <table:table-cell office:value-type="string" calcext:value-type="string">
            <text:p>Received expected message from client #1. Message is 'Throws 3c'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Hand: Subject2.0 has <text:s/>2c Kh 2s 7d 6c on hand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Cards 2c Kh 2s 7d 6c' to player #1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Player_Draw Subject2.0 1' to all players.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Hand: Subject1.0 has <text:s/>Th Qc 3d 5h 8c on han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Hand: Subject3.0 has <text:s/>Ac 9d Jd 6d 9s on han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Player Subject1.0: Status is 2, chips in pot is 5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/>
          <table:table-cell office:value-type="string" calcext:value-type="string">
            <text:p><text:s/>Subject1.0 Action: Fold</text:p>
          </table:table-cell>
          <table:table-cell table:number-columns-repeated="4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Poker server: Player Subject2.0 won 5 chips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Player Subject3.0 won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Starting Round: 11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The ante is: 20</text:p>
          </table:table-cell>
          <table:table-cell table:number-columns-repeated="4"/>
          <table:table-cell office:value-type="string" calcext:value-type="string">
            <text:p>Player Subject1.0: State changed to 3</text:p>
          </table:table-cell>
        </table:table-row>
        <table:table-row table:style-name="ro1">
          <table:table-cell/>
          <table:table-cell office:value-type="string" calcext:value-type="string">
            <text:p>Player Subject2.0 won 40 chips undisputed.</text:p>
          </table:table-cell>
          <table:table-cell table:number-columns-repeated="4"/>
          <table:table-cell office:value-type="string" calcext:value-type="string">
            <text:p>Sent message 'Player_Hand Subject2.0 2c Kh 2s 7d 6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Th Qc 3d 5h 8c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12</text:p>
          </table:table-cell>
          <table:table-cell table:number-columns-repeated="4"/>
          <table:table-cell office:value-type="string" calcext:value-type="string">
            <text:p>Sent message 'Player_Hand Subject3.0 Ac 9d Jd 6d 9s' to all players.</text:p>
          </table:table-cell>
        </table:table-row>
        <table:table-row table:style-name="ro1">
          <table:table-cell/>
          <table:table-cell office:value-type="string" calcext:value-type="string">
            <text:p>The player Subject2.0 has 70 chips</text:p>
          </table:table-cell>
          <table:table-cell table:number-columns-repeated="4"/>
          <table:table-cell office:value-type="string" calcext:value-type="string">
            <text:p>Sent message 'Round_result Subject2.0 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20 chips.</text:p>
          </table:table-cell>
          <table:table-cell table:number-columns-repeated="4"/>
          <table:table-cell office:value-type="string" calcext:value-type="string">
            <text:p>Sent message 'Round_result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Poker server: Round 4 started.</text:p>
          </table:table-cell>
        </table:table-row>
        <table:table-row table:style-name="ro1">
          <table:table-cell/>
          <table:table-cell office:value-type="string" calcext:value-type="string">
            <text:p>Open: Check</text:p>
          </table:table-cell>
          <table:table-cell table:number-columns-repeated="4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Sent message 'Round 4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Check</text:p>
          </table:table-cell>
          <table:table-cell table:number-columns-repeated="4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/>
          <table:table-cell office:value-type="string" calcext:value-type="string">
            <text:p>Request: Player_All-in Agent phase: open</text:p>
          </table:table-cell>
          <table:table-cell table:number-columns-repeated="4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3.0 goes all-in with a pot of 5 chips.</text:p>
          </table:table-cell>
          <table:table-cell table:number-columns-repeated="4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draw</text:p>
          </table:table-cell>
          <table:table-cell table:number-columns-repeated="4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info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Player Subject2.0 exchanged 0 cards.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Player Subject3.0 exchanged 0 cards.</text:p>
          </table:table-cell>
          <table:table-cell table:number-columns-repeated="4"/>
          <table:table-cell office:value-type="string" calcext:value-type="string">
            <text:p>Hand: Subject2.0 has <text:s/>Jc Kc 5c 4d Ac on hand.</text:p>
          </table:table-cell>
        </table:table-row>
        <table:table-row table:style-name="ro1">
          <table:table-cell/>
          <table:table-cell office:value-type="string" calcext:value-type="string">
            <text:p>Player Subject2.0 hand ['4c', 'Ad', '9s', '8c', '2c']</text:p>
          </table:table-cell>
          <table:table-cell table:number-columns-repeated="4"/>
          <table:table-cell office:value-type="string" calcext:value-type="string">
            <text:p>Sent message 'Cards Jc Kc 5c 4d Ac' to player #1.</text:p>
          </table:table-cell>
        </table:table-row>
        <table:table-row table:style-name="ro1">
          <table:table-cell/>
          <table:table-cell office:value-type="string" calcext:value-type="string">
            <text:p>Player Subject3.0 hand ['8s', 'Ks', 'Qh', '3s', '5s']</text:p>
          </table:table-cell>
          <table:table-cell table:number-columns-repeated="4"/>
          <table:table-cell office:value-type="string" calcext:value-type="string">
            <text:p>Sent message 'Cards 7d 2h Ts 8h 8s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won 25 chips.</text:p>
          </table:table-cell>
          <table:table-cell table:number-columns-repeated="4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/>
          <table:table-cell office:value-type="string" calcext:value-type="string">
            <text:p>Subject2.0 lasted 13 rounds. Final chips: 75</text:p>
          </table:table-cell>
          <table:table-cell table:number-columns-repeated="4"/>
          <table:table-cell office:value-type="string" calcext:value-type="string">
            <text:p>Hand: Subject3.0 has <text:s/>7d 2h Ts 8h 8s on hand.</text:p>
          </table:table-cell>
        </table:table-row>
        <table:table-row table:style-name="ro1">
          <table:table-cell/>
          <table:table-cell office:value-type="string" calcext:value-type="string">
            <text:p>Subject3.0 lasted 12 rounds. Final chips: 0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Open? 11 10 50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isconnecting player 'Subject2.0'. Error during betting round: 'java.io.IOException: No response from player.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Jc Kc 5c 4d A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2h Ts 8h 8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5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d 7c 7d 8h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d 7c 7d 8h 9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c 2h 3s 5c 9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c 2h 3s 5c 9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d 7c 7d 8h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c 2h 3s 5c 9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6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6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2c 5c 9h 9d 4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c 5c 9h 9d 4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6h Kh 5s 9s 7h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6h Kh 5s 9s 7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2c 5c 9h 9d 4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6h Kh 5s 9s 7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7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7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s 6c 7d Jd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s 6c 7d Jd 4d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c 9c 3c 6h 8h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c 9c 3c 6h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Call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Call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all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s 6c 7d Jd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c 9c 3c 6h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8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8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h Jc Js Kc 4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Qh Jc Js Kc 4h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s Ts 8h 8c 9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s Ts 8h 8c 9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h Jc Js Kc 4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s Ts 8h 8c 9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9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s 3s Kc 4s 5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Qs 3s Kc 4s 5d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h Ah Th Ts 3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h Ah Th Ts 3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s 3s Kc 4s 5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h Ah Th Ts 3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0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d 6h 5s 3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h Jd 6h 5s 3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Tc 5c Ts 2h 2s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Tc 5c Ts 2h 2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d 6h 5s 3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Tc 5c Ts 2h 2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1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1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h Qh 9c Jc A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h Qh 9c Jc A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Kd 7s 9d 3s T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Kd 7s 9d 3s T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Ante_Changed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20, minimum raise is 1 (to 2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20, minimum raise is 1 (to 2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h Qh 9c Jc A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Kd 7s 9d 3s T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4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4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2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2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7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7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4c Ad 9s 8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c Ad 9s 8c 2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s Ks Qh 3s 5s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Ks Qh 3s 5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4c Ad 9s 8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Ks Qh 3s 5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2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1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4c Ad 9s 8c 2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8s Ks Qh 3s 5s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2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2.0 13 7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1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3.0 12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nal results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: Subject2.0, 13 rounds, 7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: Subject3.0, 12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3: Subject1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e socket server has closed.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Local address: 0.0.0.0</text:p>
          </table:table-cell>
        </table:table-row>
        <table:table-row table:style-name="ro1"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Received message 'Name Random' from player #0</text:p>
          </table:table-cell>
        </table:table-row>
        <table:table-row table:style-name="ro1">
          <table:table-cell office:value-type="string" calcext:value-type="string">
            <text:p>Connected player 'Random' (client ID #0).</text:p>
          </table:table-cell>
        </table:table-row>
        <table:table-row table:style-name="ro1"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Received message 'Name Random' from player #1</text:p>
          </table:table-cell>
        </table:table-row>
        <table:table-row table:style-name="ro1">
          <table:table-cell office:value-type="string" calcext:value-type="string">
            <text:p>Connected player 'Random' (client ID #1).</text:p>
          </table:table-cell>
        </table:table-row>
        <table:table-row table:style-name="ro1"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Standing: Random: 50 chips.</text:p>
          </table:table-cell>
        </table:table-row>
        <table:table-row table:style-name="ro1">
          <table:table-cell office:value-type="string" calcext:value-type="string">
            <text:p>Sent message 'Chips Random 50' to all players.</text:p>
          </table:table-cell>
        </table:table-row>
        <table:table-row table:style-name="ro1">
          <table:table-cell office:value-type="string" calcext:value-type="string">
            <text:p>Sent message 'Chips Random 50' to all players.</text:p>
          </table:table-cell>
        </table:table-row>
        <table:table-row table:style-name="ro1">
          <table:table-cell office:value-type="string" calcext:value-type="string">
            <text:p>Standing: Random: 5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8c 6s Th 8d Ac on hand.</text:p>
          </table:table-cell>
        </table:table-row>
        <table:table-row table:style-name="ro1">
          <table:table-cell office:value-type="string" calcext:value-type="string">
            <text:p>Sent message 'Cards 8c 6s Th 8d Ac' to player #0.</text:p>
          </table:table-cell>
        </table:table-row>
        <table:table-row table:style-name="ro1">
          <table:table-cell office:value-type="string" calcext:value-type="string">
            <text:p>Sent message 'Cards 4h 2c Ad 5h 4c' to player #1.</text:p>
          </table:table-cell>
        </table:table-row>
        <table:table-row table:style-name="ro1">
          <table:table-cell office:value-type="string" calcext:value-type="string">
            <text:p>Hand: Random has <text:s/>4h 2c Ad 5h 4c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40' to player #0.</text:p>
          </table:table-cell>
        </table:table-row>
        <table:table-row table:style-name="ro1">
          <table:table-cell office:value-type="string" calcext:value-type="string">
            <text:p>Received message 'Open 11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Open 11 '.</text:p>
          </table:table-cell>
        </table:table-row>
        <table:table-row table:style-name="ro1">
          <table:table-cell office:value-type="string" calcext:value-type="string">
            <text:p>Maximum bet is 11, minimum raise is 1 (to 12).</text:p>
          </table:table-cell>
        </table:table-row>
        <table:table-row table:style-name="ro1">
          <table:table-cell office:value-type="string" calcext:value-type="string">
            <text:p>Sent message 'Player_Open Random 11' to all players.</text:p>
          </table:table-cell>
        </table:table-row>
        <table:table-row table:style-name="ro1">
          <table:table-cell office:value-type="string" calcext:value-type="string">
            <text:p>Sent message 'Call/Raise? 11 12 10 40' to player #1.</text:p>
          </table:table-cell>
        </table:table-row>
        <table:table-row table:style-name="ro1">
          <table:table-cell office:value-type="string" calcext:value-type="string">
            <text:p>Received message 'Fold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Fold'.</text:p>
          </table:table-cell>
        </table:table-row>
        <table:table-row table:style-name="ro1">
          <table:table-cell office:value-type="string" calcext:value-type="string">
            <text:p>Player Random: State changed to 1</text:p>
          </table:table-cell>
        </table:table-row>
        <table:table-row table:style-name="ro1">
          <table:table-cell office:value-type="string" calcext:value-type="string">
            <text:p>Maximum bet is 11, minimum raise is 1 (to 12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Fold Random 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8c 6s Th 8d Ac on hand.</text:p>
          </table:table-cell>
        </table:table-row>
        <table:table-row table:style-name="ro1">
          <table:table-cell office:value-type="string" calcext:value-type="string">
            <text:p>Hand: Random has <text:s/>4h 2c Ad 5h 4c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0, chips in pot is 11.</text:p>
          </table:table-cell>
        </table:table-row>
        <table:table-row table:style-name="ro1">
          <table:table-cell office:value-type="string" calcext:value-type="string">
            <text:p>Player Random: Status is 1, chips in pot is 10.</text:p>
          </table:table-cell>
        </table:table-row>
        <table:table-row table:style-name="ro1">
          <table:table-cell office:value-type="string" calcext:value-type="string">
            <text:p>Poker server: Player Random won 21 chips undisputed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Sent message 'Round_Win_Undisputed Random 21' to all players.</text:p>
          </table:table-cell>
        </table:table-row>
        <table:table-row table:style-name="ro1"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office:value-type="string" calcext:value-type="string">
            <text:p>Standing: Random: 60 chips.</text:p>
          </table:table-cell>
        </table:table-row>
        <table:table-row table:style-name="ro1">
          <table:table-cell office:value-type="string" calcext:value-type="string">
            <text:p>Sent message 'Chips Random 60' to all players.</text:p>
          </table:table-cell>
        </table:table-row>
        <table:table-row table:style-name="ro1">
          <table:table-cell office:value-type="string" calcext:value-type="string">
            <text:p>Sent message 'Chips Random 40' to all players.</text:p>
          </table:table-cell>
        </table:table-row>
        <table:table-row table:style-name="ro1">
          <table:table-cell office:value-type="string" calcext:value-type="string">
            <text:p>Standing: Random: 4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4s 5s Ts 6c 3c on hand.</text:p>
          </table:table-cell>
        </table:table-row>
        <table:table-row table:style-name="ro1">
          <table:table-cell office:value-type="string" calcext:value-type="string">
            <text:p>Sent message 'Cards 4s 5s Ts 6c 3c' to player #0.</text:p>
          </table:table-cell>
        </table:table-row>
        <table:table-row table:style-name="ro1">
          <table:table-cell office:value-type="string" calcext:value-type="string">
            <text:p>Sent message 'Cards Kd 5h 6d Ah 8h' to player #1.</text:p>
          </table:table-cell>
        </table:table-row>
        <table:table-row table:style-name="ro1">
          <table:table-cell office:value-type="string" calcext:value-type="string">
            <text:p>Hand: Random has <text:s/>Kd 5h 6d Ah 8h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30' to player #1.</text:p>
          </table:table-cell>
        </table:table-row>
        <table:table-row table:style-name="ro1">
          <table:table-cell office:value-type="string" calcext:value-type="string">
            <text:p>Received message 'All-in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40, minimum raise is 30 (to 70).</text:p>
          </table:table-cell>
        </table:table-row>
        <table:table-row table:style-name="ro1">
          <table:table-cell office:value-type="string" calcext:value-type="string">
            <text:p>Sent message 'Player_All-in Random 40' to all players.</text:p>
          </table:table-cell>
        </table:table-row>
        <table:table-row table:style-name="ro1">
          <table:table-cell office:value-type="string" calcext:value-type="string">
            <text:p>Sent message 'Call/Raise? 40 70 10 50' to player #0.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60, minimum raise is 30 (to 90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All-in Random 60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Received message 'Throws 8h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Throws 8h '.</text:p>
          </table:table-cell>
        </table:table-row>
        <table:table-row table:style-name="ro1">
          <table:table-cell office:value-type="string" calcext:value-type="string">
            <text:p>Sent message 'Cards Kd 5h 6d Ah 4d' to player #1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Received message 'Throws 5s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Throws 5s '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4s 8s Ts 6c 3c on hand.</text:p>
          </table:table-cell>
        </table:table-row>
        <table:table-row table:style-name="ro1">
          <table:table-cell office:value-type="string" calcext:value-type="string">
            <text:p>Sent message 'Cards 4s 8s Ts 6c 3c' to player #0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Hand: Random has <text:s/>Kd 5h 6d Ah 4d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2, chips in pot is 60.</text:p>
          </table:table-cell>
        </table:table-row>
        <table:table-row table:style-name="ro1">
          <table:table-cell office:value-type="string" calcext:value-type="string">
            <text:p>Player Random: Status is 2, chips in pot is 40.</text:p>
          </table:table-cell>
        </table:table-row>
        <table:table-row table:style-name="ro1">
          <table:table-cell office:value-type="string" calcext:value-type="string">
            <text:p>Poker server: Pot data: 2 player(s), 40 chips/player, 1 winner(s).</text:p>
          </table:table-cell>
        </table:table-row>
        <table:table-row table:style-name="ro1">
          <table:table-cell office:value-type="string" calcext:value-type="string">
            <text:p>Poker server: Pot data: 1 player(s), 20 chips/player, 1 winner(s).</text:p>
          </table:table-cell>
        </table:table-row>
        <table:table-row table:style-name="ro1">
          <table:table-cell office:value-type="string" calcext:value-type="string">
            <text:p>Poker server: Player Random won 20 chips.</text:p>
          </table:table-cell>
        </table:table-row>
        <table:table-row table:style-name="ro1">
          <table:table-cell office:value-type="string" calcext:value-type="string">
            <text:p>Sent message 'Player_Hand Random 4s 8s Ts 6c 3c' to all players.</text:p>
          </table:table-cell>
        </table:table-row>
        <table:table-row table:style-name="ro1">
          <table:table-cell office:value-type="string" calcext:value-type="string">
            <text:p>Sent message 'Player_Hand Random Kd 5h 6d Ah 4d' to all players.</text:p>
          </table:table-cell>
        </table:table-row>
        <table:table-row table:style-name="ro1">
          <table:table-cell office:value-type="string" calcext:value-type="string">
            <text:p>Sent message 'Round_result Random 20' to all players.</text:p>
          </table:table-cell>
        </table:table-row>
        <table:table-row table:style-name="ro1">
          <table:table-cell office:value-type="string" calcext:value-type="string">
            <text:p>Poker server: Player Random won 80 chips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Sent message 'Round_result Random 80' to all players.</text:p>
          </table:table-cell>
        </table:table-row>
        <table:table-row table:style-name="ro1"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office:value-type="string" calcext:value-type="string">
            <text:p>Standing: Random: 20 chips.</text:p>
          </table:table-cell>
        </table:table-row>
        <table:table-row table:style-name="ro1">
          <table:table-cell office:value-type="string" calcext:value-type="string">
            <text:p>Sent message 'Chips Random 20' to all players.</text:p>
          </table:table-cell>
        </table:table-row>
        <table:table-row table:style-name="ro1">
          <table:table-cell office:value-type="string" calcext:value-type="string">
            <text:p>Sent message 'Chips Random 80' to all players.</text:p>
          </table:table-cell>
        </table:table-row>
        <table:table-row table:style-name="ro1">
          <table:table-cell office:value-type="string" calcext:value-type="string">
            <text:p>Standing: Random: 8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8s 7h Th 7c 2d on hand.</text:p>
          </table:table-cell>
        </table:table-row>
        <table:table-row table:style-name="ro1">
          <table:table-cell office:value-type="string" calcext:value-type="string">
            <text:p>Sent message 'Cards 8s 7h Th 7c 2d' to player #0.</text:p>
          </table:table-cell>
        </table:table-row>
        <table:table-row table:style-name="ro1">
          <table:table-cell office:value-type="string" calcext:value-type="string">
            <text:p>Sent message 'Cards 3c 6s Ks 6c Jh' to player #1.</text:p>
          </table:table-cell>
        </table:table-row>
        <table:table-row table:style-name="ro1">
          <table:table-cell office:value-type="string" calcext:value-type="string">
            <text:p>Hand: Random has <text:s/>3c 6s Ks 6c Jh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10' to player #0.</text:p>
          </table:table-cell>
        </table:table-row>
        <table:table-row table:style-name="ro1">
          <table:table-cell office:value-type="string" calcext:value-type="string">
            <text:p>Received message 'Open 14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Open 14 '.</text:p>
          </table:table-cell>
        </table:table-row>
        <table:table-row table:style-name="ro1">
          <table:table-cell office:value-type="string" calcext:value-type="string">
            <text:p>Maximum bet is 14, minimum raise is 4 (to 18).</text:p>
          </table:table-cell>
        </table:table-row>
        <table:table-row table:style-name="ro1">
          <table:table-cell office:value-type="string" calcext:value-type="string">
            <text:p>Sent message 'Player_Open Random 14' to all players.</text:p>
          </table:table-cell>
        </table:table-row>
        <table:table-row table:style-name="ro1">
          <table:table-cell office:value-type="string" calcext:value-type="string">
            <text:p>Sent message 'Call/Raise? 14 18 10 70' to player #1.</text:p>
          </table:table-cell>
        </table:table-row>
        <table:table-row table:style-name="ro1">
          <table:table-cell office:value-type="string" calcext:value-type="string">
            <text:p>Received message 'Raise 25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Raise 25 '.</text:p>
          </table:table-cell>
        </table:table-row>
        <table:table-row table:style-name="ro1">
          <table:table-cell office:value-type="string" calcext:value-type="string">
            <text:p>Maximum bet is 25, minimum raise is 11 (to 36).</text:p>
          </table:table-cell>
        </table:table-row>
        <table:table-row table:style-name="ro1">
          <table:table-cell office:value-type="string" calcext:value-type="string">
            <text:p>Sent message 'Player_Raise Random 25' to all players.</text:p>
          </table:table-cell>
        </table:table-row>
        <table:table-row table:style-name="ro1">
          <table:table-cell office:value-type="string" calcext:value-type="string">
            <text:p>Sent message 'Call/Raise? 25 36 14 6' to player #0.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25, minimum raise is 11 (to 36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All-in Random 20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Received message 'Throws 7c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Throws 7c '.</text:p>
          </table:table-cell>
        </table:table-row>
        <table:table-row table:style-name="ro1">
          <table:table-cell office:value-type="string" calcext:value-type="string">
            <text:p>Sent message 'Cards 8s 7h Th 6h 2d' to player #0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Received message 'Throws 6c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Throws 6c '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8s 7h Th 6h 2d on hand.</text:p>
          </table:table-cell>
        </table:table-row>
        <table:table-row table:style-name="ro1">
          <table:table-cell office:value-type="string" calcext:value-type="string">
            <text:p>Sent message 'Cards 3c 6s Ks Qs Jh' to player #1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Hand: Random has <text:s/>3c 6s Ks Qs Jh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2, chips in pot is 20.</text:p>
          </table:table-cell>
        </table:table-row>
        <table:table-row table:style-name="ro1">
          <table:table-cell office:value-type="string" calcext:value-type="string">
            <text:p>Player Random: Status is 0, chips in pot is 25.</text:p>
          </table:table-cell>
        </table:table-row>
        <table:table-row table:style-name="ro1">
          <table:table-cell office:value-type="string" calcext:value-type="string">
            <text:p>Poker server: Pot data: 2 player(s), 20 chips/player, 1 winner(s).</text:p>
          </table:table-cell>
        </table:table-row>
        <table:table-row table:style-name="ro1"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office:value-type="string" calcext:value-type="string">
            <text:p>Poker server: Player Random won 45 chips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Player Random: State changed to 3</text:p>
          </table:table-cell>
        </table:table-row>
        <table:table-row table:style-name="ro1">
          <table:table-cell office:value-type="string" calcext:value-type="string">
            <text:p>Sent message 'Player_Hand Random 8s 7h Th 6h 2d' to all players.</text:p>
          </table:table-cell>
        </table:table-row>
        <table:table-row table:style-name="ro1">
          <table:table-cell office:value-type="string" calcext:value-type="string">
            <text:p>Sent message 'Player_Hand Random 3c 6s Ks Qs Jh' to all players.</text:p>
          </table:table-cell>
        </table:table-row>
        <table:table-row table:style-name="ro1">
          <table:table-cell office:value-type="string" calcext:value-type="string">
            <text:p>Sent message 'Round_result Random 45' to all players.</text:p>
          </table:table-cell>
        </table:table-row>
        <table:table-row table:style-name="ro1">
          <table:table-cell office:value-type="string" calcext:value-type="string">
            <text:p>Sent message 'Result Random 3 0' to all players.</text:p>
          </table:table-cell>
        </table:table-row>
        <table:table-row table:style-name="ro1">
          <table:table-cell office:value-type="string" calcext:value-type="string">
            <text:p>Sent message 'Result Random 4 100' to all players.</text:p>
          </table:table-cell>
        </table:table-row>
        <table:table-row table:style-name="ro1"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office:value-type="string" calcext:value-type="string">
            <text:p>Disconnected player #1.</text:p>
          </table:table-cell>
        </table:table-row>
        <table:table-row table:style-name="ro1">
          <table:table-cell office:value-type="string" calcext:value-type="string">
            <text:p>Disconnected player #0.</text:p>
          </table:table-cell>
        </table:table-row>
        <table:table-row table:style-name="ro1"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Final results:</text:p>
          </table:table-cell>
        </table:table-row>
        <table:table-row table:style-name="ro1">
          <table:table-cell office:value-type="string" calcext:value-type="string">
            <text:p>1: Random, 4 rounds, 100 chips.</text:p>
          </table:table-cell>
        </table:table-row>
        <table:table-row table:style-name="ro1">
          <table:table-cell office:value-type="string" calcext:value-type="string">
            <text:p>2: Random, 3 rounds, 0 chips.</text:p>
          </table:table-cell>
        </table:table-row>
        <table:table-row table:style-name="ro1">
          <table:table-cell office:value-type="string" calcext:value-type="string">
            <text:p>Poker Server: The socket server has clos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3:41:56.131037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4:38:10.550766056</meta:creation-date>
    <dc:date>2019-12-13T22:01:28.268929626</dc:date>
    <meta:editing-duration>PT7H46M22S</meta:editing-duration>
    <meta:editing-cycles>3</meta:editing-cycles>
    <meta:generator>LibreOffice/6.2.8.2$Linux_X86_64 LibreOffice_project/20$Build-2</meta:generator>
    <meta:document-statistic meta:table-count="5" meta:cell-count="1831" meta:object-count="0"/>
  </office:meta>
</office:document-meta>
</file>